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2.4cm" fo:margin-right="0cm" text:enable-numbering="true" fo:text-indent="-0.8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wing window listeners</presentation:footer-decl>
      <presentation:footer-decl presentation:name="ftr2">CMPTxxxx</presentation:footer-decl>
      <presentation:date-time-decl presentation:name="dtd1" presentation:source="fixed">11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8.1: Menus and Window Listener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1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MVC in Swing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odel</text:span>:</text:p>
              </text:list-item>
            </text:list>
            <text:list text:style-name="L3">
              <text:list-item>
                <text:list>
                  <text:list-item>
                    <text:p text:style-name="P4">Core <text:span text:style-name="T1">content</text:span>/functionality of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deally, should be <text:span text:style-name="T1">independent</text:span> of Swing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iew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JFrame</text:span>, <text:span text:style-name="T2">JPanel</text:span>, <text:span text:style-name="T1">layout manager</text:span>, widge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ntroller</text:span>: Event handler:</text:p>
              </text:list-item>
            </text:list>
            <text:list text:style-name="L3">
              <text:list-item>
                <text:list>
                  <text:list-item>
                    <text:p text:style-name="P4">implements <text:span text:style-name="T2">ActionListener</text:span>, <text:span text:style-name="T2">ItemListener</text:span> {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ublic void <text:span text:style-name="T2">actionPerformed</text:span>( <text:span text:style-name="T2">ActionEvent</text:span> e 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ublic void <text:span text:style-name="T2">itemStateChanged</text:span>( <text:span text:style-name="T2">ItemEvent</text:span> e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MenuBars, Menus, and MenuItems</text:p>
          </draw:text-box>
        </draw:frame>
        <draw:frame presentation:style-name="pr5" draw:layer="layout" svg:width="25.199cm" svg:height="14.521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JMenuBar</text:span>: <text:span text:style-name="T3">container</text:span> for menu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MenuBar bar = new </text:span><text:span text:style-name="T1">JMenuBar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 as the menubar for this <text:span text:style-name="T1">window</text:span> (<text:span text:style-name="T2">JFrame</text:span>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his.</text:span><text:span text:style-name="T1">setJMenuBar</text:span><text:span text:style-name="T2">( ba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JMenu</text:span>: <text:span text:style-name="T3">container</text:span> for menu items and other menu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Menu fileMenu = new </text:span><text:span text:style-name="T1">JMenu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bar.</text:span><text:span text:style-name="T1">add</text:span><text:span text:style-name="T2">( fileMenu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JMenuItem</text:span>: an <text:span text:style-name="T3">action</text:span> on the menu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MenuItem saveItem = new </text:span><text:span text:style-name="T1">JMenuItem</text:span><text:span text:style-name="T2">( “Save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leMenu.</text:span><text:span text:style-name="T1">add</text:span><text:span text:style-name="T2">( saveItem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aveItem.</text:span><text:span text:style-name="T1">addActionListener</text:span><text:span text:style-name="T2">( handler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indow Events</text:p>
          </draw:text-box>
        </draw:frame>
        <draw:frame presentation:style-name="pr5" draw:layer="layout" svg:width="25.199cm" svg:height="14.242cm" svg:x="1.4cm" svg:y="4.507cm" presentation:class="outline" presentation:user-transformed="true">
          <draw:text-box>
            <text:list text:style-name="L3">
              <text:list-item>
                <text:p text:style-name="P3">We have seen <text:span text:style-name="T1">ActionEvents</text:span> (button press, menu item) and <text:span text:style-name="T1">InputEvents</text:span> such as KeyEvents, MouseEvents</text:p>
              </text:list-item>
            </text:list>
            <text:list text:style-name="L3">
              <text:list-item>
                <text:p text:style-name="P3"><text:span text:style-name="T1">WindowEvents</text:span> are sent when the window interacts with the OS windowing system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pening</text:span>, <text:span text:style-name="T1">closing</text:span>, <text:span text:style-name="T1">iconifying</text:span>, <text:span text:style-name="T1">activating</text:span> a window</text:p>
                  </text:list-item>
                </text:list>
              </text:list-item>
            </text:list>
            <text:list text:style-name="L3">
              <text:list-item>
                <text:p text:style-name="P3">A JFrame can register a <text:span text:style-name="T1">window listener</text:span> to handle these even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myJFrame.setWindowListener( winevent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is handler must implement the <text:span text:style-name="T1">WindowListener</text:span> interfac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lass WinEvents implements WindowListener {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indowListener interfac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Handler classes implementing the <text:span text:style-name="T1">WindowListener</text:span> interface must provide the following method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lass WinEvents implements Window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public void windowOpened( WindowEvent e ) {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Also windowClosing, windowClosed, windowIconified, <text:s/>windowDeiconified, windowActivated, windowDeactiva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">Closing</text:span><text:span text:style-name="T3">: once the close button is clicked</text:span></text:p>
              </text:list-item>
            </text:list>
            <text:list text:style-name="L3">
              <text:list-item>
                <text:p text:style-name="P8"><text:span text:style-name="T1">Closed</text:span><text:span text:style-name="T3">: after the window is done</text:span></text:p>
              </text:list-item>
            </text:list>
            <text:list text:style-name="L3">
              <text:list-item>
                <text:p text:style-name="P8"><text:span text:style-name="T1">Activated</text:span><text:span text:style-name="T3">: usually when a window is clicked i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Only one window may be active at a tim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indowAdapter clas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Implementing the <text:span text:style-name="T1">WindowListener</text:span> interface means needing to implement <text:span text:style-name="T1">all</text:span> its methods, even if you don't need them</text:p>
              </text:list-item>
            </text:list>
            <text:list text:style-name="L3">
              <text:list-item>
                <text:p text:style-name="P3"><text:span text:style-name="T1">WindowAdapter</text:span> is an <text:span text:style-name="T1">abstract superclass</text:span> that implements WindowListener and provides <text:span text:style-name="T1">default</text:span> blank bodies for the methods</text:p>
              </text:list-item>
            </text:list>
            <text:list text:style-name="L3">
              <text:list-item>
                <text:p text:style-name="P3"><text:span text:style-name="T1">Subclass</text:span> WindowAdapter and override just the ones you nee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lass WinEvents extends WindowAdapt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public void windowClosed( WindowEvent e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2-04T14:24:38</meta:creation-date>
    <dc:creator>Sean Ho</dc:creator>
    <dc:date>2008-02-11T15:59:12</dc:date>
    <meta:editing-cycles>20</meta:editing-cycles>
    <meta:editing-duration>PT4H41M3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